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398177" officeooo:paragraph-rsid="0018f25a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position="0% 100%" style:font-name="Liberation Serif1" fo:font-weight="normal" officeooo:rsid="001ec326" officeooo:paragraph-rsid="002bf289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position="0% 100%" style:font-name="Liberation Serif1" fo:font-weight="bold" officeooo:rsid="00398177" officeooo:paragraph-rsid="0018f25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style:font-name="Liberation Serif1" fo:font-weight="bold" officeooo:rsid="001a595b" officeooo:paragraph-rsid="001a595b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Liberation Serif1" fo:font-weight="bold" officeooo:rsid="001c1be3" officeooo:paragraph-rsid="001c1be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Liberation Serif1" fo:font-weight="bold" officeooo:rsid="00386cf3" officeooo:paragraph-rsid="00386cf3" style:font-weight-asian="bold" style:font-weight-complex="bold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style:font-name="Liberation Serif1" fo:font-weight="normal" officeooo:rsid="001a595b" officeooo:paragraph-rsid="00229f25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style:font-name="Liberation Serif1" fo:font-weight="normal" officeooo:rsid="001a595b" officeooo:paragraph-rsid="001a595b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style:font-name="Liberation Serif1" fo:font-weight="normal" officeooo:rsid="00229f25" officeooo:paragraph-rsid="00229f25" style:font-weight-asian="normal" style:font-weight-complex="normal"/>
    </style:style>
    <style:style style:name="P10" style:family="paragraph" style:parent-style-name="Standard" style:list-style-name="L2">
      <style:text-properties style:text-position="0% 100%" style:font-name="Liberation Serif1" fo:font-weight="normal" officeooo:rsid="001c1be3" officeooo:paragraph-rsid="001c1be3" style:font-weight-asian="normal" style:font-weight-complex="normal"/>
    </style:style>
    <style:style style:name="P11" style:family="paragraph" style:parent-style-name="Standard" style:list-style-name="L2">
      <style:text-properties style:text-position="0% 100%" style:font-name="Liberation Serif1" fo:font-weight="normal" officeooo:paragraph-rsid="001c1be3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weight="normal" officeooo:paragraph-rsid="001c1be3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weight="normal" officeooo:paragraph-rsid="002a59a0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weight="normal" officeooo:rsid="00451d6e" officeooo:paragraph-rsid="00451d6e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weight="normal" officeooo:rsid="00461151" officeooo:paragraph-rsid="00461151" style:font-weight-asian="normal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weight="normal" officeooo:rsid="0047410a" officeooo:paragraph-rsid="0047410a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style:text-position="0% 100%" style:font-name="Liberation Serif1" fo:font-weight="normal" officeooo:rsid="002bf289" officeooo:paragraph-rsid="00386cf3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style:text-position="0% 100%" style:font-name="Liberation Serif1" fo:font-weight="bold" officeooo:rsid="00451d6e" officeooo:paragraph-rsid="00451d6e" style:font-weight-asian="bold" style:font-weight-complex="bold"/>
    </style:style>
    <style:style style:name="P19" style:family="paragraph" style:parent-style-name="Standard" style:list-style-name="L3">
      <style:paragraph-properties fo:text-align="start" style:justify-single-word="false"/>
      <style:text-properties officeooo:paragraph-rsid="00386cf3"/>
    </style:style>
    <style:style style:name="T1" style:family="text">
      <style:text-properties officeooo:rsid="003a888d"/>
    </style:style>
    <style:style style:name="T2" style:family="text">
      <style:text-properties officeooo:rsid="001c1be3"/>
    </style:style>
    <style:style style:name="T3" style:family="text">
      <style:text-properties officeooo:rsid="0031ed8a"/>
    </style:style>
    <style:style style:name="T4" style:family="text">
      <style:text-properties officeooo:rsid="001c8256"/>
    </style:style>
    <style:style style:name="T5" style:family="text">
      <style:text-properties officeooo:rsid="001ec326"/>
    </style:style>
    <style:style style:name="T6" style:family="text">
      <style:text-properties officeooo:rsid="001f0da1"/>
    </style:style>
    <style:style style:name="T7" style:family="text">
      <style:text-properties officeooo:rsid="0020705f"/>
    </style:style>
    <style:style style:name="T8" style:family="text">
      <style:text-properties officeooo:rsid="00229f25"/>
    </style:style>
    <style:style style:name="T9" style:family="text">
      <style:text-properties officeooo:rsid="0022b7b2"/>
    </style:style>
    <style:style style:name="T10" style:family="text">
      <style:text-properties officeooo:rsid="0025fce7"/>
    </style:style>
    <style:style style:name="T11" style:family="text">
      <style:text-properties officeooo:rsid="0028cc0b"/>
    </style:style>
    <style:style style:name="T12" style:family="text">
      <style:text-properties officeooo:rsid="002a59a0"/>
    </style:style>
    <style:style style:name="T13" style:family="text">
      <style:text-properties officeooo:rsid="0031d202"/>
    </style:style>
    <style:style style:name="T14" style:family="text">
      <style:text-properties officeooo:rsid="00356fd6"/>
    </style:style>
    <style:style style:name="T15" style:family="text">
      <style:text-properties officeooo:rsid="00386cf3"/>
    </style:style>
    <style:style style:name="T16" style:family="text">
      <style:text-properties style:text-position="0% 100%" style:font-name="Liberation Serif1" fo:font-weight="normal" officeooo:rsid="002bf289" style:font-weight-asian="normal" style:font-weight-complex="normal"/>
    </style:style>
    <style:style style:name="T17" style:family="text">
      <style:text-properties style:text-position="0% 100%" style:font-name="Liberation Serif1" fo:font-weight="normal" officeooo:rsid="001ec326" style:font-weight-asian="normal" style:font-weight-complex="normal"/>
    </style:style>
    <style:style style:name="T18" style:family="text">
      <style:text-properties officeooo:rsid="00414ccb"/>
    </style:style>
    <style:style style:name="T19" style:family="text">
      <style:text-properties officeooo:rsid="00429a35"/>
    </style:style>
    <style:style style:name="T20" style:family="text">
      <style:text-properties officeooo:rsid="0043c291"/>
    </style:style>
    <style:style style:name="T21" style:family="text">
      <style:text-properties officeooo:rsid="0047f4d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anonical </text:span>LR<text:span text:style-name="T1">(1)</text:span> <text:span text:style-name="T20">parser</text:span></text:p>
      <text:p text:style-name="P1"/>
      <text:p text:style-name="P4">Limitations of SLR(1) parsers<text:span text:style-name="T13">(figure 2</text:span><text:span text:style-name="T19">6</text:span><text:span text:style-name="T13">)</text:span></text:p>
      <text:list xml:id="list1161972098" text:style-name="L1">
        <text:list-item>
          <text:p text:style-name="P7"><text:span text:style-name="T8">In SLR(1) parsers, reducing decisions are made based on whether any of the possible next</text:span><text:span text:style-name="T10">-</text:span><text:span text:style-name="T8"> input</text:span><text:span text:style-name="T10">-</text:span><text:span text:style-name="T8">symbols(terminals) can follow the </text:span><text:span text:style-name="T10">to-be-</text:span><text:span text:style-name="T8">reduced non-terminal.</text:span></text:p>
        </text:list-item>
        <text:list-item>
          <text:p text:style-name="P7"><text:span text:style-name="T10">Specifically, </text:span><text:span text:style-name="T8">this is done by checking if any of the possible next</text:span><text:span text:style-name="T10">-</text:span><text:span text:style-name="T8">input</text:span><text:span text:style-name="T10">-</text:span><text:span text:style-name="T8">sym</text:span><text:span text:style-name="T10">b</text:span><text:span text:style-name="T8">ols are in the follow-set of the </text:span><text:span text:style-name="T10">to-be-</text:span><text:span text:style-name="T8">reduced non-terminal.</text:span></text:p>
        </text:list-item>
        <text:list-item>
          <text:p text:style-name="P7"><text:span text:style-name="T8">The follow-set of the </text:span><text:span text:style-name="T10">to-be-</text:span><text:span text:style-name="T8">reduced non-terminal </text:span><text:span text:style-name="T10">by definition </text:span><text:span text:style-name="T8">contains all possible </text:span><text:span text:style-name="T10">terminals</text:span><text:span text:style-name="T8"> that can follow the </text:span><text:span text:style-name="T10">to-be-</text:span><text:span text:style-name="T8">reduced symbol. </text:span><text:span text:style-name="T21">But what is required is</text:span><text:span text:style-name="T8"> just the </text:span><text:span text:style-name="T10">terminals</text:span><text:span text:style-name="T8"> that can follow the </text:span><text:span text:style-name="T10">to-be-</text:span><text:span text:style-name="T8">reduced symbol in that </text:span><text:span text:style-name="T21">particular </text:span><text:span text:style-name="T8">contex</text:span><text:span text:style-name="T10">t</text:span><text:span text:style-name="T8">.</text:span></text:p>
        </text:list-item>
        <text:list-item>
          <text:p text:style-name="P7"><text:span text:style-name="T8">This results in allowing of</text:span><text:span text:style-name="T10"> </text:span><text:span text:style-name="T8">reduce actions where they </text:span><text:span text:style-name="T10">mustn't</text:span><text:span text:style-name="T8"> be allowed. It is accidental that such reductions do not result in errors</text:span><text:span text:style-name="T10">(A property of LR(k) grammars)</text:span><text:span text:style-name="T8">.</text:span></text:p>
        </text:list-item>
        <text:list-item>
          <text:p text:style-name="P7"><text:span text:style-name="T10">However, w</text:span><text:span text:style-name="T8">hen </text:span><text:span text:style-name="T10">a </text:span><text:span text:style-name="T8">shift action </text:span><text:span text:style-name="T10">is also possible in that same context</text:span><text:span text:style-name="T8">, we have a shift-reduce conflict which we wouldn't have had if we were able to check the next input </text:span><text:span text:style-name="T10">terminal</text:span><text:span text:style-name="T8"> against the exact </text:span><text:span text:style-name="T10">terminals</text:span><text:span text:style-name="T8"> that can follow the </text:span><text:span text:style-name="T10">to-be-</text:span><text:span text:style-name="T8">reduced </text:span><text:span text:style-name="T10">non-terminal</text:span><text:span text:style-name="T8"> in that context.</text:span></text:p>
        </text:list-item>
        <text:list-item>
          <text:p text:style-name="P7"><text:span text:style-name="T8">To summarize, the SLR(1) parser through their LR(0) items do</text:span><text:span text:style-name="T10">es</text:span><text:span text:style-name="T8"> not remember enough </text:span><text:span text:style-name="T10">left </text:span><text:span text:style-name="T8"><text:s/>context to make the right reduce decisions all the time.</text:span></text:p>
        </text:list-item>
        <text:list-item>
          <text:p text:style-name="P7"><text:span text:style-name="T8">The need of the hour is to know exactly the </text:span><text:span text:style-name="T10">terminals</text:span><text:span text:style-name="T8"> which can follow a </text:span><text:span text:style-name="T10">to-be-</text:span><text:span text:style-name="T8">reduced non-terminal in a given context. The follow-set of the </text:span><text:span text:style-name="T10">to-be-reduced </text:span><text:span text:style-name="T8">non-terminal is too generic.</text:span></text:p>
        </text:list-item>
        <text:list-item>
          <text:p text:style-name="P9">LR(1) and LALR(1) parsers rectify this by using LR(1) items instead of LR(0) items to build their automaton.</text:p>
          <text:p text:style-name="P8"/>
        </text:list-item>
      </text:list>
      <text:p text:style-name="P5">LR(1) items <text:span text:style-name="T15">and LR(1)</text:span> <text:span text:style-name="T14">automaton</text:span><text:span text:style-name="T18">(figure 21)</text:span></text:p>
      <text:list xml:id="list1034153231" text:style-name="L2">
        <text:list-item>
          <text:p text:style-name="P10">The LR(1) items are similar to the LR(0) items except that they have a terminal symbol as a second component lookahead of one input symbol. <text:span text:style-name="T9">This terminal symbol/s is an indication of the exact symbol/s that can follow the </text:span><text:span text:style-name="T10">to-be-</text:span><text:span text:style-name="T9">reduced symbol in </text:span><text:span text:style-name="T11">that</text:span><text:span text:style-name="T9"> particular </text:span><text:span text:style-name="T11">context</text:span><text:span text:style-name="T9">.</text:span></text:p>
        </text:list-item>
        <text:list-item>
          <text:p text:style-name="P11"><text:span text:style-name="T2">The general form of an LR(1) item is</text:span><text:span text:style-name="T2"><draw:frame draw:style-name="fr1" draw:name="Object1" text:anchor-type="as-char" svg:y="-0.1484in" svg:width="0.8484in" svg:height="0.190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, where </text:span><text:span text:style-name="T10">'</text:span><text:span text:style-name="T2">a</text:span><text:span text:style-name="T10">'</text:span><text:span text:style-name="T2"> is a terminal or th</text:span><text:span text:style-name="T6">e</text:span><text:span text:style-name="T2"> end</text:span><text:span text:style-name="T6">-</text:span><text:span text:style-name="T2">marker, $. The lookahead has no effect in an item is </text:span><text:span text:style-name="T2"><draw:frame draw:style-name="fr1" draw:name="Object3" text:anchor-type="as-char" svg:y="-0.122in" svg:width="0.1701in" svg:height="0.1646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 is not </text:span><text:span text:style-name="T2"><draw:frame draw:style-name="fr1" draw:name="Object2" text:anchor-type="as-char" svg:y="-0.0854in" svg:width="0.1598in" svg:height="0.0945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, </text:span><text:span text:style-name="T4">but an item of the form </text:span><text:span text:style-name="T4"><draw:frame draw:style-name="fr1" draw:name="Object4" text:anchor-type="as-char" svg:y="-0.1484in" svg:width="0.7429in" svg:height="0.183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calls for a reduction by A → </text:span><text:span text:style-name="T5"><draw:frame draw:style-name="fr1" draw:name="Object5" text:anchor-type="as-char" svg:y="-0.0846in" svg:width="0.1898in" svg:height="0.094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5"> only if the next input symbol is 'a'.</text:span></text:p>
        </text:list-item>
        <text:list-item>
          <text:p text:style-name="P12"><text:span text:style-name="T3">The </text:span><text:span text:style-name="T6">1</text:span><text:span text:style-name="T3"> of the </text:span><text:span text:style-name="T2">LR(</text:span><text:span text:style-name="T6">1</text:span><text:span text:style-name="T2">) items </text:span><text:span text:style-name="T3">indicates </text:span><text:span text:style-name="T6">this lookahead </text:span><text:span text:style-name="T7">based on </text:span><text:span text:style-name="T6">which a reduction </text:span><text:span text:style-name="T7">is done</text:span><text:span text:style-name="T2">.</text:span></text:p>
        </text:list-item>
        <text:list-item>
          <text:p text:style-name="P13"><text:span text:style-name="T12">The LR(1) automaton is constructed similar to the </text:span><text:a xlink:type="simple" xlink:href="../LR(0)%20and%20SLR(1)%20parser.odt"><text:span text:style-name="T12">LR(0) automaton</text:span></text:a><text:span text:style-name="T12"> except that its states represent canonical LR(1) collection.</text:span></text:p>
        </text:list-item>
        <text:list-item>
          <text:p text:style-name="P18">Illustrations</text:p>
          <text:list>
            <text:list-item>
              <text:p text:style-name="P14">LR(1) automaton and table</text:p>
              <text:list>
                <text:list-item>
                  <text:p text:style-name="P14">Figure 27</text:p>
                </text:list-item>
                <text:list-item>
                  <text:p text:style-name="P15">Figure 30</text:p>
                </text:list-item>
                <text:list-item>
                  <text:p text:style-name="P16">Figure 31</text:p>
                </text:list-item>
              </text:list>
            </text:list-item>
          </text:list>
        </text:list-item>
      </text:list>
      <text:p text:style-name="P2"/>
      <text:p text:style-name="P6">LR(1) parsing</text:p>
      <text:list xml:id="list676331128" text:style-name="L3">
        <text:list-item>
          <text:p text:style-name="P17">Valid shift moves are indicated by the transition function of the <text:span text:style-name="T15">LR(1) </text:span>automaton.</text:p>
        </text:list-item>
        <text:list-item>
          <text:p text:style-name="P19"><text:span text:style-name="T16">Reductions are indicated by LR(1) items of the form, </text:span><text:span text:style-name="T16"><draw:frame draw:style-name="fr1" draw:name="Object6" text:anchor-type="as-char" svg:y="-0.1484in" svg:width="0.7429in" svg:height="0.183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6">which </text:span><text:span text:style-name="T17">calls for a reduction by</text:span><text:span text:style-name="T17"><draw:frame draw:style-name="fr1" draw:name="Object7" text:anchor-type="as-char" svg:y="-0.1484in" svg:width="0.4728in" svg:height="0.1846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7">only if the next input symbol is 'a'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1-21T13:08:49</meta:creation-date>
    <dc:date>2013-02-02T12:01:22</dc:date>
    <dc:creator>Kempa </dc:creator>
    <meta:editing-duration>PT6H7M36S</meta:editing-duration>
    <meta:editing-cycles>33</meta:editing-cycles>
    <meta:generator>LibreOffice/3.6$Linux_x86 LibreOffice_project/360m1$Build-2</meta:generator>
    <meta:document-statistic meta:table-count="0" meta:image-count="0" meta:object-count="7" meta:page-count="1" meta:paragraph-count="23" meta:word-count="433" meta:character-count="2530" meta:non-whitespace-character-count="2131"/>
  </office:meta>
</office:document-meta>
</file>

<file path=Object 1/content.xml><?xml version="1.0" encoding="utf-8"?>
<math xmlns="http://www.w3.org/1998/Math/MathML">
  <semantics>
    <mrow>
      <mi>A</mi>
      <mi>→</mi>
      <mo stretchy="false">α</mo>
      <mi>.</mi>
      <mo stretchy="false">β</mo>
      <mi>,</mi>
      <mi>a</mi>
    </mrow>
    <annotation encoding="StarMath 5.0">A → %alpha . %beta, a</annotation>
  </semantics>
</math>
</file>

<file path=Object 2/content.xml><?xml version="1.0" encoding="utf-8"?>
<math xmlns="http://www.w3.org/1998/Math/MathML">
  <semantics>
    <mrow>
      <mo stretchy="false">ϵ</mo>
    </mrow>
    <annotation encoding="StarMath 5.0">%epsilon</annotation>
  </semantics>
</math>
</file>

<file path=Object 3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4/content.xml><?xml version="1.0" encoding="utf-8"?>
<math xmlns="http://www.w3.org/1998/Math/MathML">
  <semantics>
    <mrow>
      <mi>A</mi>
      <mi>→</mi>
      <mo stretchy="false">α</mo>
      <mi>.</mi>
      <mi>,</mi>
      <mi>a</mi>
    </mrow>
    <annotation encoding="StarMath 5.0">A → %alpha ., a</annotation>
  </semantics>
</math>
</file>

<file path=Object 5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6/content.xml><?xml version="1.0" encoding="utf-8"?>
<math xmlns="http://www.w3.org/1998/Math/MathML">
  <semantics>
    <mrow>
      <mi>A</mi>
      <mi>→</mi>
      <mo stretchy="false">α</mo>
      <mi>.</mi>
      <mi>,</mi>
      <mi>a</mi>
    </mrow>
    <annotation encoding="StarMath 5.0">A → %alpha ., a</annotation>
  </semantics>
</math>
</file>

<file path=Object 7/content.xml><?xml version="1.0" encoding="utf-8"?>
<math xmlns="http://www.w3.org/1998/Math/MathML">
  <semantics>
    <mrow>
      <mi>A</mi>
      <mo stretchy="false">→</mo>
      <mo stretchy="false">α</mo>
    </mrow>
    <annotation encoding="StarMath 5.0">A rightarrow %alpha</annotation>
  </semantics>
</math>
</file>